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n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</table:table-row>
        <table:table-row table:style-name="ro1">
          <table:table-cell/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formula="of:=SUM([.B1:.B20])" office:value-type="float" office:value="53450" calcext:value-type="float">
            <text:p>53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49:08.270064072</meta:creation-date>
    <dc:date>2023-02-17T14:18:08.591691148</dc:date>
    <meta:editing-duration>PT3H18M50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